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1.2354in"/>
    </style:style>
    <style:style style:name="Table1.B" style:family="table-column">
      <style:table-column-properties style:column-width="4.7715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069in" fo:margin-left="0.4931in" table:align="left" style:writing-mode="lr-tb"/>
    </style:style>
    <style:style style:name="Table2.A" style:family="table-column">
      <style:table-column-properties style:column-width="0.7403in"/>
    </style:style>
    <style:style style:name="Table2.B" style:family="table-column">
      <style:table-column-properties style:column-width="1.2194in"/>
    </style:style>
    <style:style style:name="Table2.C" style:family="table-column">
      <style:table-column-properties style:column-width="4.0472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12"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12"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C12"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3" style:family="table">
      <style:table-properties style:width="6.0042in" fo:margin-left="-0.0069in" table:align="left" style:writing-mode="lr-tb"/>
    </style:style>
    <style:style style:name="Table3.A" style:family="table-column">
      <style:table-column-properties style:column-width="0.7306in"/>
    </style:style>
    <style:style style:name="Table3.B" style:family="table-column">
      <style:table-column-properties style:column-width="0.8542in"/>
    </style:style>
    <style:style style:name="Table3.C" style:family="table-column">
      <style:table-column-properties style:column-width="4.4194in"/>
    </style:style>
    <style:style style:name="Table3.1" style:family="table-row">
      <style:table-row-properties fo:keep-together="auto"/>
    </style:style>
    <style:style style:name="Table3.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3.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3.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3.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3.B2" style:family="table-cell">
      <style:table-cell-properties style:vertical-align="top" fo:padding-left="0.0035in" fo:padding-right="0in" fo:padding-top="0in" fo:padding-bottom="0in" fo:border="none" style:writing-mode="lr-tb"/>
    </style:style>
    <style:style style:name="Table3.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3.A10"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3.B10"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3.C10"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Code">
      <style:text-properties officeooo:paragraph-rsid="00202c77"/>
    </style:style>
    <style:style style:name="P8" style:family="paragraph" style:parent-style-name="Table_20_Head">
      <style:paragraph-properties fo:margin-left="0in" fo:margin-right="0in" fo:text-indent="0in" style:auto-text-indent="false"/>
    </style:style>
    <style:style style:name="P9" style:family="paragraph" style:parent-style-name="Body_20_Text_20_First">
      <style:paragraph-properties>
        <style:tab-stops>
          <style:tab-stop style:position="1.5in"/>
        </style:tab-stops>
      </style:paragraph-properties>
    </style:style>
    <style:style style:name="P10"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11"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2" style:family="paragraph" style:parent-style-name="Chapter_20_Title" style:master-page-name="First_20_Page">
      <style:paragraph-properties style:page-number="auto"/>
    </style:style>
    <style:style style:name="P13" style:family="paragraph">
      <style:paragraph-properties fo:margin-top="0in" fo:margin-bottom="0.0835in"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officeooo:rsid="001fead8"/>
    </style:style>
    <style:style style:name="T7" style:family="text">
      <style:text-properties fo:font-weight="bold" style:font-weight-asian="bold"/>
    </style:style>
    <style:style style:name="T8" style:family="text">
      <style:text-properties fo:font-weight="bold" style:font-name-asian="HelveticaNeue Condensed" style:font-weight-asian="bold"/>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style:language-asian="en" style:country-asian="US" style:font-name-complex="Times" text:display="true"/>
    </style:style>
    <style:style style:name="T12" style:family="text">
      <style:text-properties fo:font-style="normal" fo:font-weight="bold" style:font-style-asian="normal" style:font-weight-asian="bold"/>
    </style:style>
    <style:style style:name="T13" style:family="text">
      <style:text-properties style:font-name="Utopia-Italic" fo:font-style="italic" style:font-style-asian="italic" style:font-name-complex="Utopia-Italic" style:font-style-complex="italic"/>
    </style:style>
    <style:style style:name="T14" style:family="text">
      <style:text-properties style:font-name="Utopia-Italic" style:font-name-complex="Utopia-Italic"/>
    </style:style>
    <style:style style:name="T15" style:family="text">
      <style:text-properties style:font-name="Utopia-Italic" fo:language="en" fo:country="US" style:font-name-complex="Utopia-Italic"/>
    </style:style>
    <style:style style:name="T16" style:family="text">
      <style:text-properties style:font-name="Utopia-Bold" fo:language="en" fo:country="US" fo:font-weight="bold" style:font-weight-asian="bold" style:font-name-complex="Utopia-Bold" style:font-weight-complex="bold"/>
    </style:style>
    <style:style style:name="T17" style:family="text">
      <style:text-properties style:font-name="Utopia-Bold" fo:language="en" fo:country="US" style:font-name-complex="Utopia-Bold"/>
    </style:style>
    <style:style style:name="T18" style:family="text">
      <style:text-properties style:font-name-asian="TheSansMonoConNormal"/>
    </style:style>
    <style:style style:name="T19" style:family="text">
      <style:text-properties style:font-name="Utopia" style:font-name-complex="Utopia"/>
    </style:style>
    <style:style style:name="T20" style:family="text">
      <style:text-properties style:font-name="TheSansMonoCondensed-SemiLightI" style:font-name-complex="TheSansMonoCondensed-SemiLightI"/>
    </style:style>
    <style:style style:name="T21" style:family="text">
      <style:text-properties officeooo:rsid="001fead8"/>
    </style:style>
    <style:style style:name="T22" style:family="text">
      <style:text-properties officeooo:rsid="00213435"/>
    </style:style>
    <style:style style:name="T23"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24820240" text:id="ct124820240">
          <text:deletion>
            <office:change-info>
              <dc:creator>Ray Lischner</dc:creator>
              <dc:date>2013-11-08T23:18:00</dc:date>
            </office:change-info>
            <text:p text:style-name="Text_20_body">
       <text:span text:style-name="T1">also </text:span>
      </text:p>
          </text:deletion>
        </text:changed-region>
        <text:changed-region xml:id="ct131158528" text:id="ct131158528">
          <text:insertion>
            <office:change-info>
              <dc:creator>Ray Lischner</dc:creator>
              <dc:date>2013-11-08T23:18:00</dc:date>
            </office:change-info>
          </text:insertion>
        </text:changed-region>
        <text:changed-region xml:id="ct132196304" text:id="ct132196304">
          <text:deletion>
            <office:change-info>
              <dc:creator>Ray Lischner</dc:creator>
              <dc:date>2013-11-08T23:18:00</dc:date>
            </office:change-info>
            <text:p text:style-name="Text_20_body">
       <text:span text:style-name="T1">s</text:span>
      </text:p>
          </text:deletion>
        </text:changed-region>
        <text:changed-region xml:id="ct132195840" text:id="ct132195840">
          <text:insertion>
            <office:change-info>
              <dc:creator>Ray Lischner</dc:creator>
              <dc:date>2013-11-08T23:19:00</dc:date>
            </office:change-info>
          </text:insertion>
        </text:changed-region>
        <text:changed-region xml:id="ct133489184" text:id="ct133489184">
          <text:insertion>
            <office:change-info>
              <dc:creator>Ray Lischner</dc:creator>
              <dc:date>2013-11-08T23:20:00</dc:date>
            </office:change-info>
          </text:insertion>
        </text:changed-region>
        <text:changed-region xml:id="ct124819728" text:id="ct124819728">
          <text:insertion>
            <office:change-info>
              <dc:creator>Ray Lischner</dc:creator>
              <dc:date>2013-11-08T23:21:00</dc:date>
            </office:change-info>
          </text:insertion>
        </text:changed-region>
        <text:changed-region xml:id="ct133394352" text:id="ct133394352">
          <text:insertion>
            <office:change-info>
              <dc:creator>Ray Lischner</dc:creator>
              <dc:date>2013-11-08T23:21:00</dc:date>
            </office:change-info>
          </text:insertion>
        </text:changed-region>
        <text:changed-region xml:id="ct124820464" text:id="ct124820464">
          <text:deletion>
            <office:change-info>
              <dc:creator>Ray Lischner</dc:creator>
              <dc:date>2013-11-08T23:21:00</dc:date>
            </office:change-info>
            <text:p text:style-name="Text_20_body">
       <text:span text:style-name="T1">The result returned by </text:span>
       <text:span text:style-name="Code_20_Inline">
        <text:span text:style-name="T1">use_facet</text:span>
       </text:span>
       <text:span text:style-name="T1"> is used to initialize the reference called </text:span>
       <text:span text:style-name="Code_20_Inline">
        <text:span text:style-name="T1">mgetter</text:span>
       </text:span>
       <text:span text:style-name="T1">. </text:span>
      </text:p>
          </text:deletion>
        </text:changed-region>
        <text:changed-region xml:id="ct126471040" text:id="ct126471040">
          <text:insertion>
            <office:change-info>
              <dc:creator>Ray Lischner</dc:creator>
              <dc:date>2013-11-08T23:26:00</dc:date>
            </office:change-info>
          </text:insertion>
        </text:changed-region>
        <text:changed-region xml:id="ct120716448" text:id="ct120716448">
          <text:insertion>
            <office:change-info>
              <dc:creator>Ray Lischner</dc:creator>
              <dc:date>2013-11-08T23:26:00</dc:date>
            </office:change-info>
          </text:insertion>
        </text:changed-region>
        <text:changed-region xml:id="ct132584464" text:id="ct132584464">
          <text:insertion>
            <office:change-info>
              <dc:creator>Ray Lischner</dc:creator>
              <dc:date>2013-11-08T23:29:00</dc:date>
            </office:change-info>
          </text:insertion>
        </text:changed-region>
        <text:changed-region xml:id="ct132554080" text:id="ct132554080">
          <text:insertion>
            <office:change-info>
              <dc:creator>Ray Lischner</dc:creator>
              <dc:date>2013-11-08T23:30:00</dc:date>
            </office:change-info>
          </text:insertion>
        </text:changed-region>
        <text:changed-region xml:id="ct132844640" text:id="ct132844640">
          <text:deletion>
            <office:change-info>
              <dc:creator>Ray Lischner</dc:creator>
              <dc:date>2013-11-08T23:30:00</dc:date>
            </office:change-info>
            <text:p text:style-name="Code"> </text:p>
          </text:deletion>
        </text:changed-region>
        <text:changed-region xml:id="ct132555104" text:id="ct132555104">
          <text:insertion>
            <office:change-info>
              <dc:creator>Ray Lischner</dc:creator>
              <dc:date>2013-11-08T23:30:00</dc:date>
            </office:change-info>
          </text:insertion>
        </text:changed-region>
        <text:changed-region xml:id="ct132914944" text:id="ct132914944">
          <text:deletion>
            <office:change-info>
              <dc:creator>Ray Lischner</dc:creator>
              <dc:date>2013-11-08T23:30:00</dc:date>
            </office:change-info>
            <text:p text:style-name="Code"> </text:p>
          </text:deletion>
        </text:changed-region>
        <text:changed-region xml:id="ct115044256" text:id="ct115044256">
          <text:insertion>
            <office:change-info>
              <dc:creator>Ray Lischner</dc:creator>
              <dc:date>2013-11-08T23:30:00</dc:date>
            </office:change-info>
          </text:insertion>
        </text:changed-region>
        <text:changed-region xml:id="ct115043552" text:id="ct115043552">
          <text:deletion>
            <office:change-info>
              <dc:creator>Ray Lischner</dc:creator>
              <dc:date>2013-11-08T23:30:00</dc:date>
            </office:change-info>
            <text:p text:style-name="Code"> </text:p>
          </text:deletion>
        </text:changed-region>
        <text:changed-region xml:id="ct131450608" text:id="ct131450608">
          <text:insertion>
            <office:change-info>
              <dc:creator>Ray Lischner</dc:creator>
              <dc:date>2013-11-08T23:30:00</dc:date>
            </office:change-info>
          </text:insertion>
        </text:changed-region>
        <text:changed-region xml:id="ct131450800" text:id="ct131450800">
          <text:deletion>
            <office:change-info>
              <dc:creator>Ray Lischner</dc:creator>
              <dc:date>2013-11-08T23:30:00</dc:date>
            </office:change-info>
            <text:p text:style-name="Cod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ocales<text:span text:style-name="Comment_20_Reference"><text:span text:style-name="T10"><office:annotation><dc:creator>Fabio Claudio Ferracchiati</dc:creator><dc:date>2013-10-07T17:03:00</dc:date><text:p text:style-name="P13"><text:span text:style-name="T23">I really don’t understand why you omit to show code from external hpp files. Chapters are not so long and even a two page code snippet could be shown.</text:span></text:p><text:p text:style-name="P13"><text:span text:style-name="T23"/></text:p><text:p text:style-name="P13"><text:span text:style-name="T23">In this way the reader can’t reproduce your job and cannot fully understand what you are going to show.</text:span></text:p></office:annotation></text:span></text:span> and Facets</text:p>
      <text:p text:style-name="Body_20_Text_20_First">As you saw in Exploration 18, C++ offers a complicated system to support internationalization and localization of your code. Even if you don’t intend to ship translations of your program in a multitude of languages, you must understand the locale mechanism that C++ uses. Indeed, you have been using it all along because C++ always sends formatted I/O through the locale system. This Exploration will help you understand locales better and make more effective use of them in your programs.</text:p>
      <text:h text:style-name="Heading_20_1" text:outline-level="1">The Problem</text:h>
      <text:p text:style-name="Body_20_Text_20_First">The story of the Tower of Babel resonates with programmers. Imagine a world that speaks a single language and uses a single alphabet. How much simpler programming would be if we didn’t need to deal with character set issues, language rules, or locales.</text:p>
      <text:p text:style-name="P5">The real world has many languages, numerous alphabets and syllabaries, and multitudinous character sets, all making life far richer and more interesting, and making a programmer’s job more difficult. Somehow, we programmers must cope. It isn’t easy, and this Exploration cannot give you all the answers, but it’s a start.</text:p>
      <text:p text:style-name="P5">Different cultures, languages, and character sets give rise to different methods to present and interpret information, different interpretations of character codes (as you learned in Exploration 17), and different ways of organizing (especially sorting) information. Even with numeric data, you may find that you have to write the same number in several ways, depending on the local environment, culture, and language. Table 54-1 presents just a few examples of the ways to write a number according to various cultures, conventions, and locales.</text:p>
      <text:p text:style-name="Table_20_Caption"><text:span text:style-name="T12">Table 54-1.</text:span> Various Ways to Write a Number</text:p>
      <table:table table:name="Table1" table:style-name="Table1">
        <table:table-column table:style-name="Table1.A"/>
        <table:table-column table:style-name="Table1.B"/>
        <table:table-row table:style-name="Table1.1">
          <table:table-cell table:style-name="Table1.A1" office:value-type="string">
            <text:p text:style-name="P8">Number</text:p>
          </table:table-cell>
          <table:table-cell table:style-name="Table1.B1" office:value-type="string">
            <text:p text:style-name="P8">Culture</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Default C++</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United States</text:p>
          </table:table-cell>
        </table:table-row>
        <table:table-row table:style-name="Table1.1">
          <table:table-cell table:style-name="Table1.A2" office:value-type="string">
            <text:p text:style-name="Table_20_Text">123 456.7890</text:p>
          </table:table-cell>
          <table:table-cell table:style-name="Table1.B2" office:value-type="string">
            <text:p text:style-name="Table_20_Text">International scientific</text:p>
          </table:table-cell>
        </table:table-row>
        <text:soft-page-break/>
        <table:table-row table:style-name="Table1.1">
          <table:table-cell table:style-name="Table1.A2" office:value-type="string">
            <text:p text:style-name="Table_20_Text">Rs. 1,23,456.7890</text:p>
          </table:table-cell>
          <table:table-cell table:style-name="Table1.B2" office:value-type="string">
            <text:p text:style-name="Table_20_Text">Indian currency*</text:p>
          </table:table-cell>
        </table:table-row>
        <table:table-row table:style-name="Table1.1">
          <table:table-cell table:style-name="Table1.A6" office:value-type="string">
            <text:p text:style-name="Table_20_Text">123.456,7890</text:p>
          </table:table-cell>
          <table:table-cell table:style-name="Table1.B6" office:value-type="string">
            <text:p text:style-name="Table_20_Text">Germany</text:p>
          </table:table-cell>
        </table:table-row>
      </table:table>
      <text:p text:style-name="Table_20_Footnote">*<text:tab/>Yes, the commas are correct.</text:p>
      <text:p text:style-name="P5">Other cultural differences can include:</text:p>
      <text:list xml:id="list3744386964306203188" text:style-name="WW8Num1">
        <text:list-item>
          <text:p text:style-name="P11">12-hour <text:span text:style-name="T13">vs</text:span>. 24-hour clock</text:p>
        </text:list-item>
        <text:list-item>
          <text:p text:style-name="P11">How accented characters are sorted relative to non-accented characters (does <text:span text:style-name="Code_20_Inline">'a'</text:span> come before or after <text:span text:style-name="Code_20_Inline">'á'</text:span>?)</text:p>
        </text:list-item>
        <text:list-item>
          <text:p text:style-name="P11">Date formats: month/day/year, day/month/year, or year-month-day</text:p>
        </text:list-item>
        <text:list-item>
          <text:p text:style-name="P11">Formatting of currency (¥123,456 or 99¢)</text:p>
        </text:list-item>
      </text:list>
      <text:p text:style-name="P5">Somehow, the poor application programmer must figure out exactly what is culturally-dependent, collect the information for all the possible cultures where the application might run, and use that information appropriately in the application. Fortunately, the hard work has already been done for you and is part of the C++ standard library.</text:p>
      <text:h text:style-name="Heading_20_1" text:outline-level="1">Locales to the Rescue</text:h>
      <text:p text:style-name="Body_20_Text_20_First">C++ uses a system called <text:span text:style-name="Emphasis"><text:span text:style-name="T14">locales</text:span></text:span> to manage this disparity of styles. Exploration 18 introduced locales as a means to organize character sets and their properties. Locales also organize formatting of numbers, currency, dates, and times (plus some more stuff that I won’t get into).</text:p>
      <text:p text:style-name="Text_20_body"><text:span text:style-name="T1">C++ defines a basic locale, known as the </text:span><text:span text:style-name="Emphasis"><text:span text:style-name="T15">classic</text:span></text:span><text:span text:style-name="T1"> locale, which provides minimal formatting. Each C++ implementation is then free to provide additional locales. Each locale typically has a name, but the C++ standard does not mandate any particular naming convention, which makes it difficult to write portable code. </text:span>You can rely on only two standard names:</text:p>
      <text:list xml:id="list159253403" text:continue-numbering="true" text:style-name="WW8Num1">
        <text:list-item>
          <text:p text:style-name="P11">The <text:span text:style-name="Emphasis"><text:span text:style-name="T14">classic</text:span></text:span><text:span text:style-name="T13"> </text:span>locale is named <text:span text:style-name="Code_20_Inline">"C"</text:span>. The classic locale specifies the same basic formatting information for all implementations. When a program starts, the classic locale is the initial locale.</text:p>
        </text:list-item>
        <text:list-item>
          <text:p text:style-name="P11">An empty string (<text:span text:style-name="Code_20_Inline">""</text:span>) means the <text:span text:style-name="Emphasis"><text:span text:style-name="T14">default</text:span></text:span>, or native locale. The default locale obtains formatting and other information from the host operating system in a manner that depends on what the OS can offer. With traditional desktop operating systems, you can assume that the default locale specifies the user’s preferred formatting rules and character set information. With other environments, such as embedded systems, the default locale may be identical to the classic locale.</text:p>
        </text:list-item>
      </text:list>
      <text:p text:style-name="Text_20_body">
    <text:span text:style-name="T1">A number of C++ implementations use ISO and POSIX standards for naming locales: an ISO 639 code for the language (e.g., </text:span>
    <text:span text:style-name="Code_20_Inline">
     <text:span text:style-name="T1">fr</text:span>
    </text:span>
    <text:span text:style-name="T1"> for French, </text:span>
    <text:span text:style-name="Code_20_Inline">
     <text:span text:style-name="T1">en</text:span>
    </text:span>
    <text:span text:style-name="T1"> for English, </text:span>
    <text:span text:style-name="Code_20_Inline">
     <text:span text:style-name="T1">ko</text:span>
    </text:span>
    <text:span text:style-name="T1"> for Korean), optionally followed by an underscore and an ISO 3166 code for the region (e.g., </text:span>
    <text:span text:style-name="Code_20_Inline">
     <text:span text:style-name="T1">CH</text:span>
    </text:span>
    <text:span text:style-name="T1"> for Switzerland, </text:span>
    <text:span text:style-name="Code_20_Inline">
     <text:span text:style-name="T1">GB</text:span>
    </text:span>
    <text:span text:style-name="T1"> for Great Britain, </text:span>
    <text:span text:style-name="Code_20_Inline">
     <text:span text:style-name="T1">HK</text:span>
    </text:span>
    <text:span text:style-name="T1"> for Hong Kong). The name is optionally followed by a dot and the name of the character set (e.g., </text:span>
    <text:span text:style-name="Code_20_Inline">
     <text:span text:style-name="T1">utf8</text:span>
    </text:span>
    <text:span text:style-name="T1"> for Unicode UTF-8, </text:span>
    <text:span text:style-name="Code_20_Inline">
     <text:span text:style-name="T1">Big5</text:span>
    </text:span>
    <text:span text:style-name="T1"> for Chinese Big 5 encoding). Thus, I use </text:span>
    <text:span text:style-name="Code_20_Inline">
     <text:span text:style-name="T1">en_US.utf8</text:span>
    </text:span>
    <text:span text:style-name="T1"> for my default locale. A native of Taiwan might use </text:span>
    <text:span text:style-name="Code_20_Inline">
     <text:span text:style-name="T1">zh_TW.Big5</text:span>
    </text:span>
    <text:span text:style-name="T1">; in French-speaking Switzerland, developers there might use </text:span>
    <text:span text:style-name="Code_20_Inline">
     <text:span text:style-name="T1">fr_CH.latin1</text:span>
    </text:span>
    <text:span text:style-name="T1">. Read your library documentation to learn how it specifies locale names. </text:span>
    <text:span text:style-name="T16">What is your default locale?</text:span>
    <text:span text:style-name="T1"> ________________ </text:span>
    <text:span text:style-name="T16">What are its main characteristics?</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Every C++ application has a global </text:span>
    <text:span text:style-name="Code_20_Inline">
     <text:span text:style-name="T1">locale</text:span>
    </text:span>
    <text:span text:style-name="T1"> object. Unless you explicitly change a stream’s locale, it starts off with the global locale. (If you later change the global locale, that does not affect streams that already exist, such as the standard I/O streams.) Initially, the global locale is the classic locale. The classic locale is the same everywhere (except for the parts that depend on the character set), so a program has maximum portability with the classic locale. On the other hand, it has minimum local flavor. The next section explores how you can change a stream’s locale.</text:span>
   </text:p>
      <text:h text:style-name="Heading_20_1" text:outline-level="1">Locales and I/O</text:h>
      <text:p text:style-name="Body_20_Text_20_First">Recall from Exploration 18 that you <text:span text:style-name="Emphasis"><text:span text:style-name="T14">imbue</text:span></text:span> a stream with a locale in order to format I/O according to the locale’s rules. Thus, to ensure that you read input in the classic locale, and that you print results in the user’s native locale, you need the following:</text:p>
      <text:p text:style-name="Code">std::cin.imbue(std::locale::classic()); // standard input uses the classic locale</text:p>
      <text:p text:style-name="Code">std::cout.imbue(std::locale{""}); <text:s text:c="6"/>// imbue with the user's default locale</text:p>
      <text:p text:style-name="P5">The standard I/O streams initially use the classic locale. You can imbue a stream with a new locale at any time, but it makes the most sense to do so before performing any I/O.</text:p>
      <text:p text:style-name="P5">Typically, you would use the classic locale when reading from, or writing to, files. You usually want the contents of files to be portable and not dependent on a user’s OS preferences. For ephemeral output to a console or GUI window, you may want to use the default locale, so the user can be most comfortable reading and understanding it. On the other hand, if there is any chance that another program might try to read your program’s output (as happens with UNIX pipes and filters), you should stick with the classic locale in order to ensure portability and a common format. If you are preparing output to be displayed in a GUI, by all means, use the default locale.</text:p>
      <text:h text:style-name="Heading_20_1" text:outline-level="1">Facets</text:h>
      <text:p text:style-name="Body_20_Text_20_First">The way a stream interprets numeric input and formats numeric output is by making requests of the imbued locale. A <text:span text:style-name="Code_20_Inline">locale</text:span> object is a collection of pieces, each of which manages a small aspect of internationalization. For example, one piece, called <text:span text:style-name="Code_20_Inline">numpunct</text:span>, provides the punctuation symbols for numeric formatting, such as the decimal point character (which is <text:span text:style-name="Code_20_Inline">'.'</text:span> in the United States, but <text:span text:style-name="Code_20_Inline">','</text:span> in France). Another piece, <text:span text:style-name="Code_20_Inline">num_get</text:span>, reads from a stream and parses the text to form a number, using information it obtains from <text:span text:style-name="Code_20_Inline">numpunct</text:span>. The pieces such as <text:span text:style-name="Code_20_Inline">num_get</text:span> and <text:span text:style-name="Code_20_Inline">numpunct</text:span> are called <text:span text:style-name="Emphasis"><text:span text:style-name="T14">facets</text:span></text:span>.</text:p>
      <text:p text:style-name="Text_20_body">
    <text:span text:style-name="T1">For ordinary numeric I/O, you never need to deal with facets. The I/O streams automatically manage these details for you; the </text:span>
    <text:span text:style-name="Code_20_Inline">
     <text:span text:style-name="T1">operator&lt;&lt;</text:span>
    </text:span>
    <text:span text:style-name="T1"> function uses the </text:span>
    <text:span text:style-name="Code_20_Inline">
     <text:span text:style-name="T1">num_put</text:span>
    </text:span>
    <text:span text:style-name="T1"> facet to format numbers for output, and </text:span>
    <text:span text:style-name="Code_20_Inline">
     <text:span text:style-name="T1">operator&gt;&gt;</text:span>
    </text:span>
    <text:span text:style-name="T1"> uses </text:span>
    <text:span text:style-name="Code_20_Inline">
     <text:span text:style-name="T1">num_get</text:span>
    </text:span>
    <text:span text:style-name="T1"> to interpret text as numeric input. For currency, dates, and times, I/O manipulators use facets to format values. But sometimes you need to use facets yourself. The </text:span>
    <text:span text:style-name="Code_20_Inline">
     <text:span text:style-name="T1">isalpha</text:span>
    </text:span>
    <text:span text:style-name="T1">, </text:span>
    <text:span text:style-name="Code_20_Inline">
     <text:span text:style-name="T1">toupper</text:span>
    </text:span>
    <text:span text:style-name="T1">, and other character-related functions about which you learned in Exploration 18 </text:span>
    <text:change text:change-id="ct124820240"/>
    <text:span text:style-name="T1">use </text:span>
    <text:change-start text:change-id="ct131158528"/>
    <text:span text:style-name="T6">the </text:span>
    <text:span text:style-name="Code_20_Inline">
     <text:span text:style-name="T6">ctype</text:span>
    </text:span>
    <text:span text:style-name="T6"> </text:span>
    <text:change-end text:change-id="ct131158528"/>
    <text:span text:style-name="T1">face</text:span>
    <text:soft-page-break/>
    <text:span text:style-name="T1">t</text:span>
    <text:change text:change-id="ct132196304"/>
    <text:span text:style-name="T1">. Any program that needs to do a lot of character testing and converting can benefit by managing its facets directly.</text:span>
   </text:p>
      <text:p text:style-name="Text_20_body">
    <text:span text:style-name="T1">Like strings and I/O streams, facets are class templates, parameterized on the character type. So far, the only character type you have used in </text:span>
    <text:span text:style-name="Code_20_Inline">
     <text:span text:style-name="T1">char</text:span>
    </text:span>
    <text:span text:style-name="T1">; you will learn about other character types in Exploration 55. The principles are the same, regardless of character type (which is why facets use templates).</text:span>
   </text:p>
      <text:p text:style-name="Text_20_body">
    <text:span text:style-name="T1">To obtain a facet from a locale, call the </text:span>
    <text:span text:style-name="Code_20_Inline">
     <text:span text:style-name="T1">use_facet</text:span>
    </text:span>
    <text:span text:style-name="T1"> function template. The template argument is the facet you seek, and the function argument is the </text:span>
    <text:span text:style-name="Code_20_Inline">
     <text:span text:style-name="T1">locale</text:span>
    </text:span>
    <text:span text:style-name="T1"> object. The returned facet is </text:span>
    <text:span text:style-name="Code_20_Inline">
     <text:span text:style-name="T1">const</text:span>
    </text:span>
    <text:change-start text:change-id="ct132195840"/>
    <text:span text:style-name="T1"> </text:span>
    <text:span text:style-name="T6">and is not copyable</text:span>
    <text:change-end text:change-id="ct132195840"/>
    <text:span text:style-name="T1">, so the best way to use the result is to initialize a </text:span>
    <text:span text:style-name="Code_20_Inline">
     <text:span text:style-name="T1">const</text:span>
    </text:span>
    <text:span text:style-name="T1"> reference, as demonstrated in the following:</text:span>
   </text:p>
      <text:p text:style-name="Code">std::money_get&lt;char&gt; const&amp;</text:p>
      <text:p text:style-name="Code"><text:span text:style-name="T18"><text:s text:c="4"/></text:span>mgetter{ std::use_facet&lt;std::money_get&lt;char&gt;&gt;(std::locale{""}) };</text:p>
      <text:p text:style-name="Text_20_body">
    <text:span text:style-name="T1">Reading from the inside outward, </text:span>
    <text:change-start text:change-id="ct133489184"/>
    <text:span text:style-name="T6">the object named </text:span>
    <text:span text:style-name="Code_20_Inline">
     <text:span text:style-name="T6">mgetter</text:span>
    </text:span>
    <text:span text:style-name="T6"> is initialized to the </text:span>
    <text:change-end text:change-id="ct133489184"/>
    <text:change-start text:change-id="ct124819728"/>
    <text:span text:style-name="T6">result of calling </text:span>
    <text:change-end text:change-id="ct124819728"/>
    <text:span text:style-name="T1">the </text:span>
    <text:span text:style-name="Code_20_Inline">
     <text:span text:style-name="T1">use_facet</text:span>
    </text:span>
    <text:span text:style-name="T1"> function</text:span>
    <text:change-start text:change-id="ct133394352"/>
    <text:span text:style-name="T1">, </text:span>
    <text:span text:style-name="T6">which</text:span>
    <text:change-end text:change-id="ct133394352"/>
    <text:span text:style-name="T1"> is requesting a reference to the </text:span>
    <text:span text:style-name="Code_20_Inline">
     <text:span text:style-name="T1">money_get&lt;char&gt;</text:span>
    </text:span>
    <text:span text:style-name="T1"> facet. The default locale is passed as the sole argument to the </text:span>
    <text:span text:style-name="Code_20_Inline">
     <text:span text:style-name="T1">use_facet</text:span>
    </text:span>
    <text:span text:style-name="T1"> function. </text:span>
    <text:change text:change-id="ct124820464"/>
    <text:span text:style-name="T1">The type of </text:span>
    <text:span text:style-name="Code_20_Inline">
     <text:span text:style-name="T1">mgetter</text:span>
    </text:span>
    <text:span text:style-name="T1"> is a reference to a </text:span>
    <text:span text:style-name="Code_20_Inline">
     <text:span text:style-name="T1">const</text:span>
    </text:span>
    <text:span text:style-name="T1"> </text:span>
    <text:span text:style-name="Code_20_Inline">
     <text:span text:style-name="T1">money_get&lt;char&gt;</text:span>
    </text:span>
    <text:span text:style-name="T1"> facet. It’s a little daunting to read at first, but you’ll get used to it—eventually.</text:span>
   </text:p>
      <text:p text:style-name="P5">Once you have a facet, call its member functions to use it. This section introduces the currency facets as an example. A complete library reference tells you about all the facets and their member functions.</text:p>
      <text:p text:style-name="Text_20_body">
    <text:span text:style-name="T1">The </text:span>
    <text:span text:style-name="Code_20_Inline">
     <text:span text:style-name="T1">money_get</text:span>
    </text:span>
    <text:span text:style-name="T1"> facet has two overloaded functions named </text:span>
    <text:span text:style-name="Code_20_Inline">
     <text:span text:style-name="T1">get</text:span>
    </text:span>
    <text:span text:style-name="T1">. The </text:span>
    <text:span text:style-name="Code_20_Inline">
     <text:span text:style-name="T1">get</text:span>
    </text:span>
    <text:span text:style-name="T1"> function reads a currency value from a sequence of characters specified by an iterator range. It checks the currency symbol, thousands separator, thousands grouping, and decimal point. It extracts the numeric value and stores the value in a </text:span>
    <text:span text:style-name="Code_20_Inline">
     <text:span text:style-name="T1">double</text:span>
    </text:span>
    <text:span text:style-name="T1"> (overloaded form 1) or as a </text:span>
    <text:span text:style-name="Code_20_Inline">
     <text:span text:style-name="T1">string</text:span>
    </text:span>
    <text:span text:style-name="T1"> of digit characters (overloaded form 2). If you choose to use </text:span>
    <text:span text:style-name="Code_20_Inline">
     <text:span text:style-name="T1">double</text:span>
    </text:span>
    <text:span text:style-name="T1">, take care that you do not run into rounding errors. The </text:span>
    <text:span text:style-name="Code_20_Inline">
     <text:span text:style-name="T1">get</text:span>
    </text:span>
    <text:span text:style-name="T1"> function assumes that the input originates in an input stream, and you must pass a stream object as one of its arguments. It checks the stream’s flags to see whether a currency symbol is required (</text:span>
    <text:span text:style-name="Code_20_Inline">
     <text:span text:style-name="T1">showbase</text:span>
    </text:span>
    <text:span text:style-name="T1"> flag is set). And finally, it sets error flags as needed: </text:span>
    <text:span text:style-name="Code_20_Inline">
     <text:span text:style-name="T1">failbit</text:span>
    </text:span>
    <text:span text:style-name="T1"> for input formatting errors and </text:span>
    <text:span text:style-name="Code_20_Inline">
     <text:span text:style-name="T1">eofbit</text:span>
    </text:span>
    <text:span text:style-name="T1"> for end of file:</text:span>
   </text:p>
      <text:p text:style-name="Code">std::string digits{};</text:p>
      <text:p text:style-name="Code">std::ios_base::iostate error{};</text:p>
      <text:p text:style-name="Code">bool international{true};</text:p>
      <text:p text:style-name="Code">mgetter.get(std::istreambuf_iterator&lt;char&gt;(stream), <text:s/>std::istreambuf_iterator&lt;char&gt;(),</text:p>
      <text:p text:style-name="Code"><text:span text:style-name="T18"><text:s text:c="3"/></text:span>international, stream, error, digits);</text:p>
      <text:p text:style-name="Text_20_body">
    <text:span text:style-name="T1">Similarly, the </text:span>
    <text:span text:style-name="Code_20_Inline">
     <text:span text:style-name="T1">money_put</text:span>
    </text:span>
    <text:span text:style-name="T1"> facet provides the overloaded </text:span>
    <text:span text:style-name="Code_20_Inline">
     <text:span text:style-name="T1">put</text:span>
    </text:span>
    <text:span text:style-name="T1"> function, which formats a </text:span>
    <text:span text:style-name="Code_20_Inline">
     <text:span text:style-name="T1">double</text:span>
    </text:span>
    <text:span text:style-name="T1"> or digit </text:span>
    <text:span text:style-name="Code_20_Inline">
     <text:span text:style-name="T1">string</text:span>
    </text:span>
    <text:span text:style-name="T1"> according to the locale’s currency formatting rules and writes the formatted value to an output iterator. If the stream’s </text:span>
    <text:span text:style-name="Code_20_Inline">
     <text:span text:style-name="T1">showbase</text:span>
    </text:span>
    <text:span text:style-name="T1"> flag is set, </text:span>
    <text:span text:style-name="Code_20_Inline">
     <text:span text:style-name="T1">money_put</text:span>
    </text:span>
    <text:span text:style-name="T1"> prints the currency symbol. The locale’s rules specify the position and formatting of the symbol (in the </text:span>
    <text:span text:style-name="Code_20_Inline">
     <text:span text:style-name="T1">moneypunct</text:span>
    </text:span>
    <text:span text:style-name="T1"> facet). The money facets can use local currency rules or international standards. A </text:span>
    <text:span text:style-name="Code_20_Inline">
     <text:span text:style-name="T1">bool</text:span>
    </text:span>
    <text:span text:style-name="T1"> argument to the </text:span>
    <text:span text:style-name="Code_20_Inline">
     <text:span text:style-name="T1">get</text:span>
    </text:span>
    <text:span text:style-name="T1"> and </text:span>
    <text:span text:style-name="Code_20_Inline">
     <text:span text:style-name="T1">put</text:span>
    </text:span>
    <text:span text:style-name="T1"> functions specifies the choice: </text:span>
    <text:span text:style-name="Code_20_Inline">
     <text:span text:style-name="T1">true</text:span>
    </text:span>
    <text:span text:style-name="T1"> for international and </text:span>
    <text:span text:style-name="Code_20_Inline">
     <text:span text:style-name="T1">false</text:span>
    </text:span>
    <text:span text:style-name="T1"> for local. The putter also requires a fill character, as shown in the following example:</text:span>
   </text:p>
      <text:p text:style-name="Code">std::money_put&lt;char&gt; const&amp;</text:p>
      <text:p text:style-name="Code"><text:span text:style-name="T18"><text:s text:c="4"/></text:span>mputter{ std::use_facet&lt;std::money_put&lt;char&gt;&gt;(std::locale{""}) };</text:p>
      <text:p text:style-name="Code">mputter.put(std::ostreambuf_iterator&lt;char&gt;(stream), international, stream, '*', digits);</text:p>
      <text:p text:style-name="Text_20_body">
    <text:soft-page-break/>
    <text:span text:style-name="T1">As you can see, using facets directly can be a little complicated. Fortunately, the standard library offers a few I/O manipulators (declared in </text:span>
    <text:span text:style-name="Code_20_Inline">
     <text:span text:style-name="T1">&lt;iomanip&gt;</text:span>
    </text:span>
    <text:span text:style-name="T1">) to simplify the use of the time and currency facets. </text:span>
    <text:span text:style-name="T1">Listing 54-1 shows a simple program that imbues the standard I/O streams with the default locale then reads and writes currency values.</text:span>
   </text:p>
      <text:p text:style-name="Code_20_Caption"><text:span text:style-name="T12">Listing 54-1.</text:span> Reading and Writing Currency Using the Money I/O Manipulators</text:p>
      <text:p text:style-name="Code">#include &lt;iomanip&gt;</text:p>
      <text:p text:style-name="Code">#include &lt;iostream&gt;</text:p>
      <text:p text:style-name="Code">#include &lt;iterator&gt;</text:p>
      <text:p text:style-name="Code">#include &lt;locale&gt;</text:p>
      <text:p text:style-name="Code">#include &lt;string&gt;</text:p>
      <text:p text:style-name="Code"/>
      <text:p text:style-name="Code">int main()</text:p>
      <text:p text:style-name="Code">{</text:p>
      <text:p text:style-name="Code"><text:span text:style-name="T18"><text:s text:c="2"/></text:span>std::locale native{""};</text:p>
      <text:p text:style-name="Code"><text:span text:style-name="T18"><text:s text:c="2"/></text:span>std::cin.imbue(native);</text:p>
      <text:p text:style-name="Code"><text:span text:style-name="T18"><text:s text:c="2"/></text:span>std::cout.imbue(native);</text:p>
      <text:p text:style-name="Code"/>
      <text:p text:style-name="Code"><text:span text:style-name="T18"><text:s text:c="2"/></text:span>std::cin &gt;&gt; std::noshowbase; <text:s/>// currency symbol is optional for input</text:p>
      <text:p text:style-name="Code"><text:span text:style-name="T18"><text:s text:c="2"/></text:span>std::cout &lt;&lt; std::showbase; <text:s text:c="2"/>// always write the currency symbol for output</text:p>
      <text:p text:style-name="Code"/>
      <text:p text:style-name="Code"><text:span text:style-name="T18"><text:s text:c="2"/></text:span>std::string digits;</text:p>
      <text:p text:style-name="Code"><text:span text:style-name="T18"><text:s text:c="2"/></text:span>while (std::cin &gt;&gt; std::get_money(digits))</text:p>
      <text:p text:style-name="Code"><text:span text:style-name="T18"><text:s text:c="2"/></text:span>{</text:p>
      <text:p text:style-name="Code"><text:span text:style-name="T18"><text:s text:c="4"/></text:span>std::cout &lt;&lt; std::put_money(digits) &lt;&lt; '\n';</text:p>
      <text:p text:style-name="Code"><text:span text:style-name="T18"><text:s text:c="2"/></text:span>}</text:p>
      <text:p text:style-name="Code"><text:span text:style-name="T18"><text:s text:c="2"/></text:span>if (not std::cin.eof())</text:p>
      <text:p text:style-name="Code"><text:span text:style-name="T18"><text:s text:c="4"/></text:span>std::cout &lt;&lt; "Invalid input.\n";</text:p>
      <text:p text:style-name="Code">}</text:p>
      <text:p text:style-name="Text_20_body">
    <text:span text:style-name="T1">The locale manipulators work like other manipulators, but they invoke the associated facets. The manipulators use the stream to take care of the error flags, iterators, fill character, etc. The </text:span>
    <text:span text:style-name="Code_20_Inline">
     <text:span text:style-name="T1">get_time</text:span>
    </text:span>
    <text:span text:style-name="T1"> and </text:span>
    <text:span text:style-name="Code_20_Inline">
     <text:span text:style-name="T1">put_time</text:span>
    </text:span>
    <text:span text:style-name="T1"> manipulators read and write dates and times; consult a library reference for details.</text:span>
   </text:p>
      <text:h text:style-name="Heading_20_1" text:outline-level="1">Character Categories</text:h>
      <text:p text:style-name="P9">This section continues the examination of character sets and locales that you began in Exploration 18. In addition to testing for alphanumeric characters or lowercase characters, you can test for several different categories. Table 54-2 lists all the classification functions and their behavior in the classic locale. They all take a character as the first argument and a <text:span text:style-name="Code_20_Inline">locale</text:span> as the second; they all return a <text:span text:style-name="Code_20_Inline">bool</text:span> result.</text:p>
      <text:p text:style-name="Table_20_Caption"><text:span text:style-name="T12">Table 54-2.</text:span> Character Classification Func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Function</text:p>
          </table:table-cell>
          <table:table-cell table:style-name="Table2.B1" office:value-type="string">
            <text:p text:style-name="P8">Description</text:p>
          </table:table-cell>
          <table:table-cell table:style-name="Table2.C1" office:value-type="string">
            <text:p text:style-name="P8">Classic Locale</text:p>
          </table:table-cell>
        </table:table-row>
        <table:table-row table:style-name="Table2.1">
          <table:table-cell table:style-name="Table2.A2" office:value-type="string">
            <text:p text:style-name="Table_20_Text">
       <text:span text:style-name="Code_20_Inline">isalnum</text:span>
      </text:p>
          </table:table-cell>
          <table:table-cell table:style-name="Table2.B2" office:value-type="string">
            <text:p text:style-name="Table_20_Text">Alphanumer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 <text:span text:style-name="Code_20_Inline">'0'</text:span>–<text:span text:style-name="Code_20_Inline">'9'</text:span></text:p>
          </table:table-cell>
        </table:table-row>
        <table:table-row table:style-name="Table2.1">
          <table:table-cell table:style-name="Table2.A2" office:value-type="string">
            <text:p text:style-name="Table_20_Text">
       <text:span text:style-name="Code_20_Inline">isalpha</text:span>
      </text:p>
          </table:table-cell>
          <table:table-cell table:style-name="Table2.B2" office:value-type="string">
            <text:p text:style-name="Table_20_Text">Alphabet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text:p>
          </table:table-cell>
        </table:table-row>
        <table:table-row table:style-name="Table2.1">
          <table:table-cell table:style-name="Table2.A2" office:value-type="string">
            <text:p text:style-name="Table_20_Text">
       <text:span text:style-name="Code_20_Inline">iscntrl</text:span>
      </text:p>
          </table:table-cell>
          <table:table-cell table:style-name="Table2.B2" office:value-type="string">
            <text:p text:style-name="Table_20_Text">Control</text:p>
          </table:table-cell>
          <table:table-cell table:style-name="Table2.C2" office:value-type="string">
            <text:p text:style-name="Table_20_Text">Any non-printable character*</text:p>
          </table:table-cell>
        </table:table-row>
        <text:soft-page-break/>
        <table:table-row table:style-name="Table2.1">
          <table:table-cell table:style-name="Table2.A2" office:value-type="string">
            <text:p text:style-name="Table_20_Text">
       <text:span text:style-name="Code_20_Inline">isdigit</text:span>
      </text:p>
          </table:table-cell>
          <table:table-cell table:style-name="Table2.B2" office:value-type="string">
            <text:p text:style-name="Table_20_Text">Digit</text:p>
          </table:table-cell>
          <table:table-cell table:style-name="Table2.C2" office:value-type="string">
            <text:p text:style-name="Table_20_Text"><text:span text:style-name="Code_20_Inline">'0'</text:span>–<text:span text:style-name="Code_20_Inline">'9'</text:span> (in all locales)</text:p>
          </table:table-cell>
        </table:table-row>
        <table:table-row table:style-name="Table2.1">
          <table:table-cell table:style-name="Table2.A2" office:value-type="string">
            <text:p text:style-name="Table_20_Text">
       <text:span text:style-name="Code_20_Inline">isgraph</text:span>
      </text:p>
          </table:table-cell>
          <table:table-cell table:style-name="Table2.B2" office:value-type="string">
            <text:p text:style-name="Table_20_Text">Graphical</text:p>
          </table:table-cell>
          <table:table-cell table:style-name="Table2.C2" office:value-type="string">
            <text:p text:style-name="Table_20_Text">Printable character other than <text:span text:style-name="Code_20_Inline">'</text:span> <text:span text:style-name="Code_20_Inline">'</text:span>*</text:p>
          </table:table-cell>
        </table:table-row>
        <table:table-row table:style-name="Table2.1">
          <table:table-cell table:style-name="Table2.A2" office:value-type="string">
            <text:p text:style-name="Table_20_Text">
       <text:span text:style-name="Code_20_Inline">islower</text:span>
      </text:p>
          </table:table-cell>
          <table:table-cell table:style-name="Table2.B2" office:value-type="string">
            <text:p text:style-name="Table_20_Text">Low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2" office:value-type="string">
            <text:p text:style-name="Table_20_Text">
       <text:span text:style-name="Code_20_Inline">isprint</text:span>
      </text:p>
          </table:table-cell>
          <table:table-cell table:style-name="Table2.B2" office:value-type="string">
            <text:p text:style-name="Table_20_Text">Printable</text:p>
          </table:table-cell>
          <table:table-cell table:style-name="Table2.C2" office:value-type="string">
            <text:p text:style-name="Table_20_Text">Any printable character in the character set*</text:p>
          </table:table-cell>
        </table:table-row>
        <table:table-row table:style-name="Table2.1">
          <table:table-cell table:style-name="Table2.A2" office:value-type="string">
            <text:p text:style-name="Table_20_Text">
       <text:span text:style-name="Code_20_Inline">ispunct</text:span>
      </text:p>
          </table:table-cell>
          <table:table-cell table:style-name="Table2.B2" office:value-type="string">
            <text:p text:style-name="Table_20_Text">Punctuation</text:p>
          </table:table-cell>
          <table:table-cell table:style-name="Table2.C2" office:value-type="string">
            <text:p text:style-name="Table_20_Text">Printable character other than alphanumeric or white space*</text:p>
          </table:table-cell>
        </table:table-row>
        <table:table-row table:style-name="Table2.1">
          <table:table-cell table:style-name="Table2.A2" office:value-type="string">
            <text:p text:style-name="Table_20_Text">
       <text:span text:style-name="Code_20_Inline">isspace</text:span>
      </text:p>
          </table:table-cell>
          <table:table-cell table:style-name="Table2.B2" office:value-type="string">
            <text:p text:style-name="Table_20_Text">White space</text:p>
          </table:table-cell>
          <table:table-cell table:style-name="Table2.C2" office:value-type="string">
            <text:p text:style-name="Table_20_Text"><text:span text:style-name="Code_20_Inline">'</text:span><text:span text:style-name="Code_20_Inline">'</text:span>, <text:span text:style-name="Code_20_Inline">'\f'</text:span>, <text:span text:style-name="Code_20_Inline">'\n'</text:span>, <text:span text:style-name="Code_20_Inline">'\r'</text:span>, <text:span text:style-name="Code_20_Inline">'\t'</text:span>, <text:span text:style-name="Code_20_Inline">'\v'</text:span></text:p>
          </table:table-cell>
        </table:table-row>
        <table:table-row table:style-name="Table2.1">
          <table:table-cell table:style-name="Table2.A2" office:value-type="string">
            <text:p text:style-name="Table_20_Text">
       <text:span text:style-name="Code_20_Inline">isupper</text:span>
      </text:p>
          </table:table-cell>
          <table:table-cell table:style-name="Table2.B2" office:value-type="string">
            <text:p text:style-name="Table_20_Text">Upp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12" office:value-type="string">
            <text:p text:style-name="P10">
       <text:span text:style-name="Code_20_Inline">isxdigit</text:span>
      </text:p>
          </table:table-cell>
          <table:table-cell table:style-name="Table2.B12" office:value-type="string">
            <text:p text:style-name="Table_20_Text">Hexadecimal digit</text:p>
          </table:table-cell>
          <table:table-cell table:style-name="Table2.C12" office:value-type="string">
            <text:p text:style-name="P10"><text:span text:style-name="Code_20_Inline">'a'</text:span>–<text:span text:style-name="Code_20_Inline">'f'</text:span>, <text:span text:style-name="Code_20_Inline">'A'</text:span>–<text:span text:style-name="Code_20_Inline">'F'</text:span>, <text:span text:style-name="Code_20_Inline">'0'</text:span>–<text:span text:style-name="Code_20_Inline">'9'</text:span> <text:span text:style-name="T19">(in all locales)</text:span></text:p>
          </table:table-cell>
        </table:table-row>
      </table:table>
      <text:p text:style-name="Table_20_Footnote">*<text:tab/>Behavior depends on the character set, even in the classic locale</text:p>
      <text:p text:style-name="Text_20_body">
    <text:span text:style-name="T1">The classic locale has fixed definitions for some categories (such as </text:span>
    <text:span text:style-name="Code_20_Inline">
     <text:span text:style-name="T1">isupper</text:span>
    </text:span>
    <text:span text:style-name="T1">). Other locales, however, can expand these definitions to include other characters, which may (and probably will) depend on the character set, too. Only </text:span>
    <text:span text:style-name="Code_20_Inline">
     <text:span text:style-name="T1">isdigit</text:span>
    </text:span>
    <text:span text:style-name="T1"> and </text:span>
    <text:span text:style-name="Code_20_Inline">
     <text:span text:style-name="T1">isxdigit</text:span>
    </text:span>
    <text:span text:style-name="T1"> have fixed definitions for all locales and all character sets.</text:span>
   </text:p>
      <text:p text:style-name="Text_20_body">
    <text:span text:style-name="T1">However, even in the classic locale, the precise implementation of some functions, such as </text:span>
    <text:span text:style-name="Code_20_Inline">
     <text:span text:style-name="T1">isprint</text:span>
    </text:span>
    <text:span text:style-name="T1">, depend on the character set. For example, in the popular ISO 8859-1 (Latin-1) character set </text:span>
    <text:span text:style-name="Code_20_Inline">
     <text:span text:style-name="T1">'\x80'</text:span>
    </text:span>
    <text:span text:style-name="T1"> is a control character, but in the equally popular Windows-1252 character set, it is printable. In UTF-8, </text:span>
    <text:span text:style-name="Code_20_Inline">
     <text:span text:style-name="T1">'\x80'</text:span>
    </text:span>
    <text:span text:style-name="T1"> is invalid, so all the categorization functions would return </text:span>
    <text:span text:style-name="Code_20_Inline">
     <text:span text:style-name="T1">false</text:span>
    </text:span>
    <text:span text:style-name="T1">.</text:span>
   </text:p>
      <text:p text:style-name="Text_20_body">
    <text:span text:style-name="T1">The interaction between the locale and the character set is one of the areas where C++ underperforms. The locale can change at any time, which potentially sets a new character set, which in turn can give new meaning to certain character values. But, the compiler’s view of the runtime character set is fixed. For instance, the compiler treats </text:span>
    <text:span text:style-name="Code_20_Inline">
     <text:span text:style-name="T1">'A'</text:span>
    </text:span>
    <text:span text:style-name="T1"> as the uppercase Roman letter A, and compiles the numeric code according to its idea of the runtime character set. That numeric value is then fixed forever. If the characterization functions use the same character set, everything is fine. The </text:span>
    <text:span text:style-name="Code_20_Inline">
     <text:span text:style-name="T1">isalpha</text:span>
    </text:span>
    <text:span text:style-name="T1"> and </text:span>
    <text:span text:style-name="Code_20_Inline">
     <text:span text:style-name="T1">isupper</text:span>
    </text:span>
    <text:span text:style-name="T1"> functions return true, </text:span>
    <text:span text:style-name="Code_20_Inline">
     <text:span text:style-name="T1">isdigit</text:span>
    </text:span>
    <text:span text:style-name="T1"> returns false, and all is right with the world. If the user changes the locale and by so doing, changes the character set, those functions may not work with that character variable any more.</text:span>
   </text:p>
      <text:p text:style-name="Text_20_body">
    <text:span text:style-name="T1">Let’s consider a concrete example as shown in Listing 54-2. This program encodes locale names, which may not work for your environment. Read the comments and see if your environment can support the same kind of locales, albeit with different names. </text:span>
    <text:change-start text:change-id="ct126471040"/>
    <text:span text:style-name="T6">You will need the ioflags class from Listing 39-4. Copy the class to its own header called </text:span>
    <text:span text:style-name="Code_20_Inline">
     <text:span text:style-name="T6">ioflags.hpp</text:span>
    </text:span>
    <text:span text:style-name="T6">, or download the file from the book’s web site.. </text:span>
    <text:change-end text:change-id="ct126471040"/>
    <text:span text:style-name="T1">After reading Listing 54-2, </text:span>
    <text:span text:style-name="T16">what do you expect as the result?</text:span>
   </text:p>
      <text:p text:style-name="Unnumbered_20_List">_____________________________________________________________</text:p>
      <text:p text:style-name="Unnumbered_20_List">_____________________________________________________________</text:p>
      <text:p text:style-name="Code_20_Caption"><text:span text:style-name="T12">Listing 54-2.</text:span> Exploring Character Sets and Locales</text:p>
      <text:p text:style-name="Code"><text:soft-page-break/>#include &lt;iomanip&gt;</text:p>
      <text:p text:style-name="Code">#include &lt;iostream&gt;</text:p>
      <text:p text:style-name="Code">#include &lt;locale&gt;</text:p>
      <text:p text:style-name="Code">#include &lt;ostream&gt;</text:p>
      <text:p text:style-name="Code"/>
      <text:p text:style-name="Code">#include "ioflags.hpp"<text:change-start text:change-id="ct120716448"/> <text:s/>// <text:span text:style-name="T21">from Listing 39-4</text:span><text:change-end text:change-id="ct120716448"/><text:span text:style-name="Comment_20_Reference"><text:span text:style-name="T11"><office:annotation><dc:creator>Fabio Claudio Ferracchiati</dc:creator><dc:date>2013-10-07T17:01:00</dc:date><text:p text:style-name="P13"><text:span text:style-name="T23">If you don’t provide the content of this file I cannot test the code. Worse, the reader can’t have a global vision of your code and fully understand how it works.</text:span></text:p></office:annotation></text:span></text:span></text:p>
      <text:p text:style-name="Code"/>
      <text:p text:style-name="Code">/// Print a character's categorization in a locale.</text:p>
      <text:p text:style-name="Code">void print(int c, std::string const&amp; name, std::locale loc)</text:p>
      <text:p text:style-name="Code">{</text:p>
      <text:p text:style-name="Code"><text:span text:style-name="T18"><text:s text:c="2"/></text:span>// Don't concern yourself with the &amp; operator. I'll cover that later</text:p>
      <text:p text:style-name="Code"><text:span text:style-name="T18"><text:s text:c="2"/></text:span>// in the book, in Exploration 63. Its purpose is just to ensure</text:p>
      <text:p text:style-name="Code"><text:span text:style-name="T18"><text:s text:c="2"/></text:span>// the character's escape code is printed correctly.</text:p>
      <text:p text:style-name="Code"><text:span text:style-name="T18"><text:s text:c="2"/></text:span>std::cout &lt;&lt; "\\x" &lt;&lt; std::setw(2) &lt;&lt; (c &amp; 0xff) &lt;&lt;</text:p>
      <text:p text:style-name="Code"><text:span text:style-name="T18"><text:s text:c="15"/></text:span>"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pan text:style-name="T18"><text:s text:c="2"/></text:span>ioflags save{std::cout};</text:p>
      <text:p text:style-name="Code"><text:span text:style-name="T18"><text:s text:c="2"/></text:span>std::cout &lt;&lt; std::hex &lt;&lt; std::setfill('0');</text:p>
      <text:p text:style-name="Code"><text:span text:style-name="T18"><text:s text:c="2"/></text:span>if (std::isalnum(c, loc))</text:p>
      <text:p text:style-name="Code"><text:span text:style-name="T18"><text:s text:c="4"/></text:span>print(c, "alphanumeric", loc);</text:p>
      <text:p text:style-name="Code"><text:span text:style-name="T18"><text:s text:c="2"/></text:span>else if (std::iscntrl(c, loc))</text:p>
      <text:p text:style-name="Code"><text:span text:style-name="T18"><text:s text:c="4"/></text:span>print(c, "control", loc);</text:p>
      <text:p text:style-name="Code"><text:span text:style-name="T18"><text:s text:c="2"/></text:span>else if (std::ispunct(c, loc))</text:p>
      <text:p text:style-name="Code"><text:span text:style-name="T18"><text:s text:c="4"/></text:span>print(c, "punctuation", loc);</text:p>
      <text:p text:style-name="Code"><text:span text:style-name="T18"><text:s text:c="2"/></text:span>else</text:p>
      <text:p text:style-name="Code"><text:span text:style-name="T18"><text:s text:c="4"/></text:span>print(c, "none of the above", loc);</text:p>
      <text:p text:style-name="Code">}</text:p>
      <text:p text:style-name="Code"/>
      <text:p text:style-name="Code">int main()</text:p>
      <text:p text:style-name="Code">{</text:p>
      <text:p text:style-name="Code"><text:span text:style-name="T18"><text:s text:c="2"/></text:span>// Test the same code point in different locales and character sets.</text:p>
      <text:p text:style-name="Code"><text:span text:style-name="T18"><text:s text:c="2"/></text:span>char c{'\xd7'};</text:p>
      <text:p text:style-name="Code"/>
      <text:p text:style-name="Code"><text:span text:style-name="T18"><text:s text:c="2"/></text:span>// ISO 8859-1 is also called Latin-1 and is widely used in Western Europe</text:p>
      <text:p text:style-name="Code"><text:span text:style-name="T18"><text:s text:c="2"/></text:span>// and the Americas. It is often the default character set in these regions.</text:p>
      <text:p text:style-name="Code"><text:span text:style-name="T18"><text:s text:c="2"/></text:span>// The country and language are unimportant for this test.</text:p>
      <text:p text:style-name="Code"><text:span text:style-name="T18"><text:s text:c="2"/></text:span>// Choose any that support the ISO 8859-1 character set.</text:p>
      <text:p text:style-name="Code"><text:span text:style-name="T18"><text:s text:c="2"/></text:span>test(c, std::locale{"en_US.iso88591"});</text:p>
      <text:p text:style-name="Code"/>
      <text:p text:style-name="Code"><text:span text:style-name="T18"><text:s text:c="2"/></text:span>// ISO 8859-5 is Cyrillic. It is often the default character set in Russia</text:p>
      <text:p text:style-name="Code"><text:span text:style-name="T18"><text:s text:c="2"/></text:span>// and some Eastern European countries. Choose any language and region that</text:p>
      <text:p text:style-name="Code"><text:span text:style-name="T18"><text:s text:c="2"/></text:span>// support the ISO 8859-5 character set.</text:p>
      <text:p text:style-name="Code"><text:span text:style-name="T18"><text:s text:c="2"/></text:span>test(c, std::locale{"ru_RU.iso88595"});</text:p>
      <text:p text:style-name="Code"/>
      <text:p text:style-name="Code"><text:span text:style-name="T18"><text:s text:c="2"/></text:span>// ISO 8859-7 is Greek. Choose any language and region that</text:p>
      <text:p text:style-name="Code"><text:span text:style-name="T18"><text:s text:c="2"/></text:span>// support the ISO 8859-7 character set.</text:p>
      <text:p text:style-name="Code"><text:span text:style-name="T18"><text:s text:c="2"/></text:span>test(c, std::locale{"el_GR.iso88597"});</text:p>
      <text:p text:style-name="Code"/>
      <text:p text:style-name="Code"><text:span text:style-name="T18"><text:s text:c="2"/></text:span>// ISO 8859-8 contains some Hebrew. The character set is no longer widely used.</text:p>
      <text:p text:style-name="Code"><text:span text:style-name="T18"><text:s text:c="2"/></text:span>// Choose any language and region that support the ISO 8859-8 character set.</text:p>
      <text:p text:style-name="Code"><text:span text:style-name="T18"><text:s text:c="2"/></text:span>test(c, std::locale{"he_IL.iso88598"});</text:p>
      <text:p text:style-name="Code">}</text:p>
      <text:p text:style-name="P5"><text:soft-page-break/>What do you get as the actual respons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5">In case you had trouble identifying locale names or other problems running the program, Listing 54-3 shows the result when I run it on my system.</text:p>
      <text:p text:style-name="Code_20_Caption"><text:span text:style-name="T12">Listing 54-3.</text:span> Result of Running the Program in Listing 54-2</text:p>
      <text:p text:style-name="Code">\xd7 is punctuation in en_US.iso88591</text:p>
      <text:p text:style-name="Code">\xd7 is alphanumeric in ru_RU.iso88595</text:p>
      <text:p text:style-name="Code">\xd7 is alphanumeric in el_GR.iso88597</text:p>
      <text:p text:style-name="Code">\xd7 is none of the above in he_IL.iso88598</text:p>
      <text:p text:style-name="P5">As you can see, the same character has different categories, depending on the locale’s character set. Now imagine that the user has entered a string, and your program has stored the string. If your program changes the global locale or the locale used to process that string, you may end up misinterpreting the string.</text:p>
      <text:p text:style-name="Text_20_body">
    <text:span text:style-name="T1">In Listing 54-2, the categorization functions reload their facets every time they are called, but you can rewrite the program so it loads its facet only once. The character type facet is called </text:span>
    <text:span text:style-name="Code_20_Inline">
     <text:span text:style-name="T1">ctype</text:span>
    </text:span>
    <text:span text:style-name="T1">. It has a function named </text:span>
    <text:span text:style-name="Code_20_Inline">
     <text:span text:style-name="T1">is</text:span>
    </text:span>
    <text:span text:style-name="T1"> that takes a category mask and a character as arguments, and returns a </text:span>
    <text:span text:style-name="Code_20_Inline">
     <text:span text:style-name="T1">bool</text:span>
    </text:span>
    <text:span text:style-name="T1">: true if the character has a type in the mask. The mask values are specified in </text:span>
    <text:span text:style-name="Code_20_Inline">
     <text:span text:style-name="T1">std::ctype_base</text:span>
    </text:span>
    <text:span text:style-name="T1">. </text:span>
   </text:p>
      <text:p text:style-name="Note_2f_Tip_2f_Caution"><text:span text:style-name="Dingbat_20_Symbol"><text:span text:style-name="T8"></text:span></text:span>Note Notice the convention that the Standard library uses throughout. When a class template needs helper types and constants, they are declared in a non-template base class. The class template derives from the base class, and so gains easy access to the types and constants. Callers gain access to the types and constants by qualifying with the base class name. By avoiding the template in the base class, the Standard library avoids unnecessary instantiations just to use a type or constant that is unrelated to the template argument.</text:p>
      <text:p text:style-name="Text_20_body">
    <text:span text:style-name="T1">The mask names are the same as the categorization functions, but without the leading </text:span>
    <text:span text:style-name="Code_20_Inline">
     <text:span text:style-name="T1">is</text:span>
    </text:span>
    <text:span text:style-name="T1">. Listing 54-4 shows how to rewrite the simple character set demonstration to use a single cached </text:span>
    <text:span text:style-name="Code_20_Inline">
     <text:span text:style-name="T1">ctype</text:span>
    </text:span>
    <text:span text:style-name="T1"> facet.</text:span>
   </text:p>
      <text:p text:style-name="Code_20_Caption"><text:span text:style-name="T12">Listing 54-4.</text:span> Caching the <text:span text:style-name="Code_20_Inline"><text:span text:style-name="T20">ctype</text:span></text:span> Facet</text:p>
      <text:p text:style-name="Code">#include &lt;iomanip&gt;</text:p>
      <text:p text:style-name="Code">#include &lt;iostream&gt;</text:p>
      <text:p text:style-name="Code"><text:soft-page-break/>#include &lt;locale&gt;</text:p>
      <text:p text:style-name="Code"/>
      <text:p text:style-name="P7">#include "ioflags.hpp"<text:change-start text:change-id="ct132584464"/> <text:s/>// <text:span text:style-name="T21">from Listing 39-4</text:span><text:change-end text:change-id="ct132584464"/></text:p>
      <text:p text:style-name="Code"/>
      <text:p text:style-name="Code">void print(int c, std::string const&amp; name, std::locale loc)</text:p>
      <text:p text:style-name="Code">{</text:p>
      <text:p text:style-name="Code"><text:span text:style-name="T18"><text:s text:c="2"/></text:span>// Don't concern yourself with the &amp; operator. I'll cover that later</text:p>
      <text:p text:style-name="Code"><text:span text:style-name="T18"><text:s text:c="2"/></text:span>// in the book. Its purpose is just to ensure the character's escape</text:p>
      <text:p text:style-name="Code"><text:span text:style-name="T18"><text:s text:c="2"/></text:span>// code is printed correctly.</text:p>
      <text:p text:style-name="Code"><text:span text:style-name="T18"><text:s text:c="2"/></text:span>std::cout &lt;&lt; "\\x" &lt;&lt; std::setw(2) &lt;&lt; (c &amp; 0xff) &lt;&lt;</text:p>
      <text:p text:style-name="Code"><text:span text:style-name="T18"><text:s text:c="15"/></text:span>"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pan text:style-name="T18"><text:s text:c="2"/></text:span>ioflags save{std::cout};</text:p>
      <text:p text:style-name="Code"/>
      <text:p text:style-name="Code">
    <text:span text:style-name="Code_20_Bold">
     <text:span text:style-name="T9">
      <text:s text:c="2"/>
     </text:span>
    </text:span>
    <text:span text:style-name="Code_20_Bold">
     <text:span text:style-name="T7">std::ctype&lt;char&gt; const&amp; ctype{std::use_facet&lt;std::ctype&lt;char&gt;&gt;(loc)};</text:span>
    </text:span>
   </text:p>
      <text:p text:style-name="Code"/>
      <text:p text:style-name="Code"><text:span text:style-name="T18"><text:s text:c="2"/></text:span>std::cout &lt;&lt; std::hex &lt;&lt; std::setfill('0');</text:p>
      <text:p text:style-name="Code">
    <text:span text:style-name="Code_20_Bold">
     <text:span text:style-name="T9">
      <text:s text:c="2"/>
     </text:span>
    </text:span>
    <text:span text:style-name="Code_20_Bold">
     <text:span text:style-name="T7">if (ctype.is(std::ctype_base::alnum, c))</text:span>
    </text:span>
   </text:p>
      <text:p text:style-name="Code"><text:span text:style-name="T18"><text:s text:c="4"/></text:span>print(c, "alphanumeric", loc);</text:p>
      <text:p text:style-name="Code">
    <text:span text:style-name="T9">
     <text:s/>
    </text:span>
    <text:span text:style-name="Code_20_Bold">
     <text:span text:style-name="T9">
      <text:s/>
     </text:span>
    </text:span>
    <text:span text:style-name="Code_20_Bold">
     <text:span text:style-name="T7">else if (ctype.is(std::ctype_base::cntrl, c))</text:span>
    </text:span>
   </text:p>
      <text:p text:style-name="Code"><text:span text:style-name="T18"><text:s text:c="4"/></text:span>print(c, "control", loc);</text:p>
      <text:p text:style-name="Code">
    <text:span text:style-name="T9">
     <text:s text:c="2"/>
    </text:span>
    <text:span text:style-name="Code_20_Bold">
     <text:span text:style-name="T7">else if (ctype.is(std::ctype_base::punct, c))</text:span>
    </text:span>
   </text:p>
      <text:p text:style-name="Code"><text:span text:style-name="T18"><text:s text:c="4"/></text:span>print(c, "punctuation", loc);</text:p>
      <text:p text:style-name="Code"><text:span text:style-name="T18"><text:s text:c="2"/></text:span>else</text:p>
      <text:p text:style-name="Code"><text:span text:style-name="T18"><text:s text:c="4"/></text:span>print(c, "none of the above", loc);</text:p>
      <text:p text:style-name="Code">}</text:p>
      <text:p text:style-name="Code"/>
      <text:p text:style-name="Code">int main()</text:p>
      <text:p text:style-name="Code">{</text:p>
      <text:p text:style-name="Code"><text:span text:style-name="T18"><text:s text:c="2"/></text:span>// Test the same code point in different locales and character sets.</text:p>
      <text:p text:style-name="Code"><text:span text:style-name="T18"><text:s text:c="2"/></text:span>char c{'\xd7'};</text:p>
      <text:p text:style-name="Code"/>
      <text:p text:style-name="Code"><text:span text:style-name="T18"><text:s text:c="2"/></text:span>// ISO 8859-1 is also called Latin-1 and is widely used in Western Europe</text:p>
      <text:p text:style-name="Code"><text:span text:style-name="T18"><text:s text:c="2"/></text:span>// and the Americas. It is often the default character set in these regions.</text:p>
      <text:p text:style-name="Code"><text:span text:style-name="T18"><text:s text:c="2"/></text:span>// The country and language are unimportant for this test.</text:p>
      <text:p text:style-name="Code"><text:span text:style-name="T18"><text:s text:c="2"/></text:span>// Choose any that support the ISO 8859-1 character set.</text:p>
      <text:p text:style-name="Code"><text:span text:style-name="T18"><text:s text:c="2"/></text:span>test(c, std::locale{"en_US.iso88591"});</text:p>
      <text:p text:style-name="Code"/>
      <text:p text:style-name="Code"><text:span text:style-name="T18"><text:s text:c="2"/></text:span>// ISO 8859-5 is Cyrillic. It is often the default character set in Russia</text:p>
      <text:p text:style-name="Code"><text:span text:style-name="T18"><text:s text:c="2"/></text:span>// and some Eastern European countries. Choose any language and region that</text:p>
      <text:p text:style-name="Code"><text:span text:style-name="T18"><text:s text:c="2"/></text:span>// support the ISO 8859-5 character set.</text:p>
      <text:p text:style-name="Code"><text:span text:style-name="T18"><text:s text:c="2"/></text:span>test(c, std::locale{"ru_RU.iso88595"});</text:p>
      <text:p text:style-name="Code"/>
      <text:p text:style-name="Code"><text:span text:style-name="T18"><text:s text:c="2"/></text:span>// ISO 8859-7 is Greek. Choose any language and region that</text:p>
      <text:p text:style-name="Code"><text:span text:style-name="T18"><text:s text:c="2"/></text:span>// support the ISO 8859-7 character set.</text:p>
      <text:p text:style-name="Code"><text:span text:style-name="T18"><text:s text:c="2"/></text:span>test(c, std::locale{"el_GR.iso88597"});</text:p>
      <text:p text:style-name="Code"/>
      <text:p text:style-name="Code"><text:span text:style-name="T18"><text:s text:c="2"/></text:span>// ISO 8859-8 contains some Hebrew. It is no longer widely used.</text:p>
      <text:p text:style-name="Code"><text:span text:style-name="T18"><text:s text:c="2"/></text:span>// Choose any language and region that support the ISO 8859-8 character set.</text:p>
      <text:p text:style-name="Code"><text:span text:style-name="T18"><text:s text:c="2"/></text:span>test(c, std::locale{"he_IL.iso88598"});</text:p>
      <text:p text:style-name="Code">}</text:p>
      <text:p text:style-name="Text_20_body">
    <text:soft-page-break/>
    <text:span text:style-name="T1">The </text:span>
    <text:span text:style-name="Code_20_Inline">
     <text:span text:style-name="T1">ctype</text:span>
    </text:span>
    <text:span text:style-name="T1"> facet also performs case conversions with the </text:span>
    <text:span text:style-name="Code_20_Inline">
     <text:span text:style-name="T1">toupper</text:span>
    </text:span>
    <text:span text:style-name="T1"> and </text:span>
    <text:span text:style-name="Code_20_Inline">
     <text:span text:style-name="T1">tolower</text:span>
    </text:span>
    <text:span text:style-name="T1"> member functions, which take a single character argument and return a character result. Recall the word-counting problem from </text:span>
    <text:span text:style-name="T1">Exploration 22. </text:span>
    <text:span text:style-name="Strong_20_Emphasis">
     <text:span text:style-name="T17">Rewrite your solution (see Listing 22-2 and 22-3), and change the code to use cached facets.</text:span>
    </text:span>
    <text:span text:style-name="T1"> Compare your program with Listing 54-5.</text:span>
   </text:p>
      <text:p text:style-name="Code_20_Caption"><text:span text:style-name="T12">Listing 54-5.</text:span> Counting Words Again, This Time with Cached Facets</text:p>
      <text:p text:style-name="Code">// Copy the initial portion of Listing<text:change-start text:change-id="ct132554080"/> <text:change-end text:change-id="ct132554080"/><text:change text:change-id="ct132844640"/>22-2 here, including print_counts,</text:p>
      <text:p text:style-name="Code">// but stopping just before sanitize.</text:p>
      <text:p text:style-name="Code"/>
      <text:p text:style-name="Code">/** Base class to hold a<text:change-start text:change-id="ct132555104"/> <text:change-end text:change-id="ct132555104"/><text:change text:change-id="ct132914944"/>ctype facet. */</text:p>
      <text:p text:style-name="Code">class function</text:p>
      <text:p text:style-name="Code">{</text:p>
      <text:p text:style-name="Code">public:</text:p>
      <text:p text:style-name="Code">
    <text:span text:style-name="Code_20_Bold">
     <text:span text:style-name="T9">
      <text:s text:c="2"/>
     </text:span>
    </text:span>
    <text:span text:style-name="Code_20_Bold">
     <text:span text:style-name="T7">function(std::locale loc) : ctype_{std::use_facet&lt;std::ctype&lt;char&gt;&gt;(loc)} {}</text:span>
    </text:span>
   </text:p>
      <text:p text:style-name="P6"><text:span text:style-name="T18"><text:s text:c="2"/></text:span>bool isalnum(char ch) const { return ctype_.is(std::ctype_base::alnum, ch); }</text:p>
      <text:p text:style-name="P6"><text:span text:style-name="T18"><text:s text:c="2"/></text:span>char tolower(char ch) const { return ctype_.tolower(ch); }</text:p>
      <text:p text:style-name="P6">private:</text:p>
      <text:p text:style-name="P6"><text:span text:style-name="T18"><text:s text:c="2"/></text:span>std::ctype&lt;char&gt; const&amp; ctype_;</text:p>
      <text:p text:style-name="Code">};</text:p>
      <text:p text:style-name="Code"/>
      <text:p text:style-name="Code">/** Sanitize a<text:change-start text:change-id="ct115044256"/> <text:change-end text:change-id="ct115044256"/><text:change text:change-id="ct115043552"/>string by keeping only alphabetic characters.</text:p>
      <text:p text:style-name="Code"><text:span text:style-name="T18"><text:s/></text:span>* @param str the original string</text:p>
      <text:p text:style-name="Code"><text:span text:style-name="T18"><text:s/></text:span>* @return a<text:change-start text:change-id="ct131450608"/><text:change-end text:change-id="ct131450608"/><text:change text:change-id="ct131450800"/>santized copy of the string</text:p>
      <text:p text:style-name="Code"><text:span text:style-name="T18"><text:s/></text:span>*/</text:p>
      <text:p text:style-name="Code">class sanitizer : public function</text:p>
      <text:p text:style-name="Code">{</text:p>
      <text:p text:style-name="Code">public:</text:p>
      <text:p text:style-name="Code"><text:span text:style-name="T18"><text:s text:c="2"/></text:span>typedef std::string argument_type;</text:p>
      <text:p text:style-name="Code"><text:span text:style-name="T18"><text:s text:c="2"/></text:span>typedef std::string result_type;</text:p>
      <text:p text:style-name="Code"><text:span text:style-name="T18"><text:s text:c="2"/></text:span>sanitizer(std::locale loc) : function{loc} {}</text:p>
      <text:p text:style-name="Code"><text:span text:style-name="Strong_20_Emphasis"><text:span text:style-name="T18"><text:s text:c="2"/></text:span></text:span>std::string operator()(std::string const&amp; str)</text:p>
      <text:p text:style-name="Code"><text:span text:style-name="T18"><text:s text:c="2"/></text:span>{</text:p>
      <text:p text:style-name="Code"><text:span text:style-name="T18"><text:s text:c="4"/></text:span>std::string result{};</text:p>
      <text:p text:style-name="Code"><text:span text:style-name="T18"><text:s text:c="4"/></text:span>for (char c : str)</text:p>
      <text:p text:style-name="Code"><text:span text:style-name="T18"><text:s text:c="6"/></text:span>if (isalnum(c))</text:p>
      <text:p text:style-name="Code"><text:span text:style-name="T18"><text:s text:c="8"/></text:span>result.push_back(tolower(c));</text:p>
      <text:p text:style-name="Code"><text:span text:style-name="T18"><text:s text:c="4"/></text:span>return result;</text:p>
      <text:p text:style-name="Code"><text:span text:style-name="T18"><text:s text:c="2"/></text:span>}</text:p>
      <text:p text:style-name="Code">};</text:p>
      <text:p text:style-name="Code"/>
      <text:p text:style-name="Code">/** Main program to count unique words in the standard input. */</text:p>
      <text:p text:style-name="Code">int main()</text:p>
      <text:p text:style-name="Code">{</text:p>
      <text:p text:style-name="Code"><text:span text:style-name="T18"><text:s text:c="2"/></text:span>// Set the global locale to the native locale.</text:p>
      <text:p text:style-name="Code"><text:span text:style-name="T18"><text:s text:c="2"/></text:span>std::locale::global(std::locale{""});</text:p>
      <text:p text:style-name="Code"><text:span text:style-name="T18"><text:s text:c="2"/></text:span>initialize_streams();</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sanitizer sanitize{std::locale{}};</text:p>
      <text:p text:style-name="Code"><text:span text:style-name="T18"><text:s text:c="2"/></text:span>while (std::cin &gt;&gt; word)</text:p>
      <text:p text:style-name="Code"><text:span text:style-name="T18"><text:s text:c="2"/></text:span>{</text:p>
      <text:p text:style-name="Code"><text:soft-page-break/><text:span text:style-name="T18"><text:s text:c="4"/></text:span>std::string copy{sanitize(word)};</text:p>
      <text:p text:style-name="Code"/>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print_counts(counts);</text:p>
      <text:p text:style-name="Code">}</text:p>
      <text:p text:style-name="Text_20_body">
    <text:span text:style-name="T1">Notice how most of the program is unchanged. The simple act of caching the </text:span>
    <text:span text:style-name="Code_20_Inline">
     <text:span text:style-name="T1">ctype</text:span>
    </text:span>
    <text:span text:style-name="T1"> facet reduces this program’s runtime by about 15 percent on my system.</text:span>
   </text:p>
      <text:h text:style-name="Heading_20_1" text:outline-level="1">Collation Order</text:h>
      <text:p text:style-name="Body_20_Text_20_First">You can use the relational operators (such as <text:span text:style-name="Code_20_Inline">&lt;</text:span>) with characters and strings, but they don’t actually compare characters or code points; they compare storage units. Most users don’t care whether a list of names is sorted in ascending numerical order by storage unit. They want a list of names sorted in ascending alphabetical order, according to their native collation rules.</text:p>
      <text:p text:style-name="Text_20_body">
    <text:span text:style-name="T1">For example, which comes first: ångstrom or angle? The answer depends on where you live and what language you speak. In Scandinavia, angle comes first, and ångstrom follows zebra. The </text:span>
    <text:span text:style-name="Code_20_Inline">
     <text:span text:style-name="T1">collate</text:span>
    </text:span>
    <text:span text:style-name="T1"> facet compares strings according to the locale’s rules. Its </text:span>
    <text:span text:style-name="Code_20_Inline">
     <text:span text:style-name="T1">compare</text:span>
    </text:span>
    <text:span text:style-name="T1"> function is somewhat clumsy to use, so the </text:span>
    <text:span text:style-name="Code_20_Inline">
     <text:span text:style-name="T1">locale</text:span>
    </text:span>
    <text:span text:style-name="T1"> class template provides a simple interface for determining whether one </text:span>
    <text:span text:style-name="Code_20_Inline">
     <text:span text:style-name="T1">string</text:span>
    </text:span>
    <text:span text:style-name="T1"> is less than another in a locale: use the </text:span>
    <text:span text:style-name="Code_20_Inline">
     <text:span text:style-name="T1">locale</text:span>
    </text:span>
    <text:span text:style-name="T1">’s function call operator. In other words, you can use a </text:span>
    <text:span text:style-name="Code_20_Inline">
     <text:span text:style-name="T1">locale</text:span>
    </text:span>
    <text:span text:style-name="T1"> object itself as the comparison functor for standard algorithms, such as </text:span>
    <text:span text:style-name="Code_20_Inline">
     <text:span text:style-name="T1">sort</text:span>
    </text:span>
    <text:span text:style-name="T1">. Listing 54-6 shows a program that demonstrates how collation order depends on locale. In order to get the program to run in your environment, you may need to change the locale names.</text:span>
   </text:p>
      <text:p text:style-name="Code_20_Caption"><text:span text:style-name="T12">Listing 54-6.</text:span> Demonstrating How Collation Order Depends on Locale</text:p>
      <text:p text:style-name="Code">#include &lt;algorithm&gt;</text:p>
      <text:p text:style-name="Code">#include &lt;iostream&gt;</text:p>
      <text:p text:style-name="Code">#include &lt;iterator&gt;</text:p>
      <text:p text:style-name="Code">#include &lt;locale&gt;</text:p>
      <text:p text:style-name="Code">#include &lt;string&gt;</text:p>
      <text:p text:style-name="Code">#include &lt;vector&gt;</text:p>
      <text:p text:style-name="Code"/>
      <text:p text:style-name="Code">void sort_words(std::vector&lt;std::string&gt; words, std::locale loc)</text:p>
      <text:p text:style-name="Code">{</text:p>
      <text:p text:style-name="Code">
    <text:span text:style-name="Code_20_Bold">
     <text:span text:style-name="T9">
      <text:s text:c="2"/>
     </text:span>
    </text:span>
    <text:span text:style-name="Code_20_Bold">
     <text:span text:style-name="T7">std::sort(words.begin(), words.end(), loc);</text:span>
    </text:span>
   </text:p>
      <text:p text:style-name="Code"><text:span text:style-name="T18"><text:s text:c="2"/></text:span>std::cout &lt;&lt; loc.name() &lt;&lt; ":\n";</text:p>
      <text:p text:style-name="Code"><text:span text:style-name="T18"><text:s text:c="2"/></text:span>std::copy(words.begin(), words.end(),</text:p>
      <text:p text:style-name="Code"><text:span text:style-name="T18"><text:s text:c="12"/></text:span>std::ostream_iterator&lt;std::string&gt;(std::cout, "\n"));</text:p>
      <text:p text:style-name="Code">}</text:p>
      <text:p text:style-name="Code"/>
      <text:p text:style-name="Code">int main()</text:p>
      <text:p text:style-name="Code">{</text:p>
      <text:p text:style-name="Code"><text:span text:style-name="T18"><text:s text:c="2"/></text:span>using namespace std;</text:p>
      <text:p text:style-name="Code"><text:span text:style-name="T18"><text:s text:c="2"/></text:span>vector&lt;string&gt; words{ </text:p>
      <text:p text:style-name="Code"><text:span text:style-name="T18"><text:s text:c="4"/></text:span>"circus",</text:p>
      <text:p text:style-name="Code"><text:soft-page-break/><text:span text:style-name="T18"><text:s text:c="4"/></text:span>"\u00e5ngstrom", <text:s text:c="4"/>// ångstrom</text:p>
      <text:p text:style-name="Code"><text:span text:style-name="T18"><text:s text:c="4"/></text:span>"\u00e7irc\u00ea", <text:s text:c="2"/>// çircê</text:p>
      <text:p text:style-name="Code"><text:span text:style-name="T18"><text:s text:c="4"/></text:span>"angle",</text:p>
      <text:p text:style-name="Code"><text:span text:style-name="T18"><text:s text:c="4"/></text:span>"essen",</text:p>
      <text:p text:style-name="Code"><text:span text:style-name="T18"><text:s text:c="4"/></text:span>"ether",</text:p>
      <text:p text:style-name="Code"><text:span text:style-name="T18"><text:s text:c="4"/></text:span>"\u00e6ther", <text:s text:c="7"/>// æther</text:p>
      <text:p text:style-name="Code"><text:span text:style-name="T18"><text:s text:c="4"/></text:span>"aether",</text:p>
      <text:p text:style-name="Code"><text:span text:style-name="T18"><text:s text:c="4"/></text:span>"e\u00dfen" <text:s text:c="8"/>// eßen</text:p>
      <text:p text:style-name="Code"><text:span text:style-name="T18"><text:s text:c="2"/></text:span>};</text:p>
      <text:p text:style-name="Code"><text:span text:style-name="T18"><text:s text:c="2"/></text:span>sort_words(words, locale::classic());</text:p>
      <text:p text:style-name="Code"><text:span text:style-name="T18"><text:s text:c="2"/></text:span>sort_words(words, locale{"en_GB.utf8"}); <text:s/>// Great Britain</text:p>
      <text:p text:style-name="Code"><text:span text:style-name="T18"><text:s text:c="2"/></text:span>sort_words(words, locale{"no_NO.utf8"}); <text:s/>// Norway</text:p>
      <text:p text:style-name="Code">}</text:p>
      <text:p text:style-name="Text_20_body">
    <text:span text:style-name="T1">The </text:span>
    <text:span text:style-name="Code_20_Inline">
     <text:span text:style-name="T1">\uNNNN</text:span>
    </text:span>
    <text:span text:style-name="T1"> characters are a portable way to express Unicode characters. The </text:span>
    <text:span text:style-name="Code_20_Inline">
     <text:span text:style-name="T1">NNNN</text:span>
    </text:span>
    <text:span text:style-name="T1"> must be four hexadecimal digits, specifying a Unicode code point. You will learn more in the next Exploration.</text:span>
   </text:p>
      <text:p text:style-name="Text_20_body">
    <text:span text:style-name="T1">The boldface line shows how the </text:span>
    <text:span text:style-name="Code_20_Inline">
     <text:span text:style-name="T1">locale</text:span>
    </text:span>
    <text:span text:style-name="T1"> object is used as a comparison functor to sort the words. Table 54‑3 lists the results I get for each locale. Depending on your native character set, you may get different results.</text:span>
   </text:p>
      <text:p text:style-name="Table_20_Caption">Table 54‑3. Collation Order for Each Loca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Classic</text:p>
          </table:table-cell>
          <table:table-cell table:style-name="Table3.B1" office:value-type="string">
            <text:p text:style-name="P8">Great Britain</text:p>
          </table:table-cell>
          <table:table-cell table:style-name="Table3.C1" office:value-type="string">
            <text:p text:style-name="P8">Norway</text:p>
          </table:table-cell>
        </table:table-row>
        <table:table-row table:style-name="Table3.1">
          <table:table-cell table:style-name="Table3.A2" office:value-type="string">
            <text:p text:style-name="Table_20_Contents">
       <text:span text:style-name="Code_20_Inline">ångstrom</text:span>
      </text:p>
          </table:table-cell>
          <table:table-cell table:style-name="Table3.B2" office:value-type="string">
            <text:p text:style-name="Table_20_Contents">
       <text:span text:style-name="Code_20_Inline">aether</text:span>
      </text:p>
          </table:table-cell>
          <table:table-cell table:style-name="Table3.C2" office:value-type="string">
            <text:p text:style-name="Table_20_Contents">
       <text:span text:style-name="Code_20_Inline">aether</text:span>
      </text:p>
          </table:table-cell>
        </table:table-row>
        <table:table-row table:style-name="Table3.1">
          <table:table-cell table:style-name="Table3.A2" office:value-type="string">
            <text:p text:style-name="Table_20_Contents">
       <text:span text:style-name="Code_20_Inline">æther</text:span>
      </text:p>
          </table:table-cell>
          <table:table-cell table:style-name="Table3.B2" office:value-type="string">
            <text:p text:style-name="Table_20_Contents">
       <text:span text:style-name="Code_20_Inline">æther</text:span>
      </text:p>
          </table:table-cell>
          <table:table-cell table:style-name="Table3.C2" office:value-type="string">
            <text:p text:style-name="Table_20_Contents">
       <text:span text:style-name="Code_20_Inline">angle</text:span>
      </text:p>
          </table:table-cell>
        </table:table-row>
        <table:table-row table:style-name="Table3.1">
          <table:table-cell table:style-name="Table3.A2" office:value-type="string">
            <text:p text:style-name="Table_20_Contents">
       <text:span text:style-name="Code_20_Inline">çircê</text:span>
      </text:p>
          </table:table-cell>
          <table:table-cell table:style-name="Table3.B2" office:value-type="string">
            <text:p text:style-name="Table_20_Contents">
       <text:span text:style-name="Code_20_Inline">angle</text:span>
      </text:p>
          </table:table-cell>
          <table:table-cell table:style-name="Table3.C2" office:value-type="string">
            <text:p text:style-name="Table_20_Contents">
       <text:span text:style-name="Code_20_Inline">çircê</text:span>
      </text:p>
          </table:table-cell>
        </table:table-row>
        <table:table-row table:style-name="Table3.1">
          <table:table-cell table:style-name="Table3.A2" office:value-type="string">
            <text:p text:style-name="Table_20_Contents">
       <text:span text:style-name="Code_20_Inline">aether</text:span>
      </text:p>
          </table:table-cell>
          <table:table-cell table:style-name="Table3.B2" office:value-type="string">
            <text:p text:style-name="Table_20_Contents">
       <text:span text:style-name="Code_20_Inline">ångstrom</text:span>
      </text:p>
          </table:table-cell>
          <table:table-cell table:style-name="Table3.C2" office:value-type="string">
            <text:p text:style-name="Table_20_Contents">
       <text:span text:style-name="Code_20_Inline">circus</text:span>
      </text:p>
          </table:table-cell>
        </table:table-row>
        <table:table-row table:style-name="Table3.1">
          <table:table-cell table:style-name="Table3.A2" office:value-type="string">
            <text:p text:style-name="Table_20_Contents">
       <text:span text:style-name="Code_20_Inline">angle</text:span>
      </text:p>
          </table:table-cell>
          <table:table-cell table:style-name="Table3.B2" office:value-type="string">
            <text:p text:style-name="Table_20_Contents">
       <text:span text:style-name="Code_20_Inline">çircê</text:span>
      </text:p>
          </table:table-cell>
          <table:table-cell table:style-name="Table3.C2" office:value-type="string">
            <text:p text:style-name="Table_20_Contents">
       <text:span text:style-name="Code_20_Inline">essen</text:span>
      </text:p>
          </table:table-cell>
        </table:table-row>
        <table:table-row table:style-name="Table3.1">
          <table:table-cell table:style-name="Table3.A2" office:value-type="string">
            <text:p text:style-name="Table_20_Contents">
       <text:span text:style-name="Code_20_Inline">circus</text:span>
      </text:p>
          </table:table-cell>
          <table:table-cell table:style-name="Table3.B2" office:value-type="string">
            <text:p text:style-name="Table_20_Contents">
       <text:span text:style-name="Code_20_Inline">circus</text:span>
      </text:p>
          </table:table-cell>
          <table:table-cell table:style-name="Table3.C2" office:value-type="string">
            <text:p text:style-name="Table_20_Contents">
       <text:span text:style-name="Code_20_Inline">eßen</text:span>
      </text:p>
          </table:table-cell>
        </table:table-row>
        <table:table-row table:style-name="Table3.1">
          <table:table-cell table:style-name="Table3.A2" office:value-type="string">
            <text:p text:style-name="Table_20_Contents">
       <text:span text:style-name="Code_20_Inline">eßen</text:span>
      </text:p>
          </table:table-cell>
          <table:table-cell table:style-name="Table3.B2" office:value-type="string">
            <text:p text:style-name="Table_20_Contents">
       <text:span text:style-name="Code_20_Inline">essen</text:span>
      </text:p>
          </table:table-cell>
          <table:table-cell table:style-name="Table3.C2" office:value-type="string">
            <text:p text:style-name="Table_20_Contents">
       <text:span text:style-name="Code_20_Inline">ether</text:span>
      </text:p>
          </table:table-cell>
        </table:table-row>
        <table:table-row table:style-name="Table3.1">
          <table:table-cell table:style-name="Table3.A2" office:value-type="string">
            <text:p text:style-name="Table_20_Contents">
       <text:span text:style-name="Code_20_Inline">essen</text:span>
      </text:p>
          </table:table-cell>
          <table:table-cell table:style-name="Table3.B2" office:value-type="string">
            <text:p text:style-name="Table_20_Contents">
       <text:span text:style-name="Code_20_Inline">eßen</text:span>
      </text:p>
          </table:table-cell>
          <table:table-cell table:style-name="Table3.C2" office:value-type="string">
            <text:p text:style-name="Table_20_Contents">
       <text:span text:style-name="Code_20_Inline">æther</text:span>
      </text:p>
          </table:table-cell>
        </table:table-row>
        <table:table-row table:style-name="Table3.1">
          <table:table-cell table:style-name="Table3.A10" office:value-type="string">
            <text:p text:style-name="Table_20_Contents">
       <text:span text:style-name="Code_20_Inline">ether</text:span>
      </text:p>
          </table:table-cell>
          <table:table-cell table:style-name="Table3.B10" office:value-type="string">
            <text:p text:style-name="Table_20_Contents">
       <text:span text:style-name="Code_20_Inline">ether</text:span>
      </text:p>
          </table:table-cell>
          <table:table-cell table:style-name="Table3.C10" office:value-type="string">
            <text:p text:style-name="Table_20_Contents">
       <text:span text:style-name="Code_20_Inline">ångstrom</text:span>
      </text:p>
          </table:table-cell>
        </table:table-row>
      </table:table>
      <text:p text:style-name="P5">The next exploration takes a closer look at international character sets and related difficultie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Table_20_Contents" style:display-name="Table Contents" style:family="paragraph" style:parent-style-name="Standard" style:class="extra">
      <style:paragraph-properties fo:margin-top="0in" fo:margin-bottom="0.139in" style:contextual-spacing="false" fo:line-height="115%" fo:hyphenation-ladder-count="no-limit"/>
      <style:text-properties style:font-name="Calibri" fo:font-size="11pt" style:letter-kerning="true" style:font-size-asian="11pt" style:font-name-complex="Calibri" style:font-size-complex="11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213435"/>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4 </text:span>
     <text:span text:style-name="MT2"></text:span>
     <text:span text:style-name="MT3"> Locales and Facets</text:span>
    </text:p>
      </style:header>
      <style:header-left style:display="false">
        <text:p text:style-name="Header">
     <text:span text:style-name="MT3">CHAPTER 54 </text:span>
     <text:span text:style-name="MT2"></text:span>
     <text:span text:style-name="MT3"> Locales and Facets</text:span>
    </text:p>
      </style:header-left>
      <style:footer>
        <text:p text:style-name="MP2">
     <text:page-number text:select-page="current">9</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tracked-changes>
          <text:changed-region xml:id="ct133693888" text:id="ct133693888">
            <text:deletion>
              <office:change-info>
                <dc:creator>Ray Lischner</dc:creator>
                <dc:date>2013-11-09T00:07:00</dc:date>
              </office:change-info>
              <text:p text:style-name="Chapter_20_Number">C H A P T E R</text:p>
            </text:deletion>
          </text:changed-region>
          <text:changed-region xml:id="ct133617424" text:id="ct133617424">
            <text:insertion>
              <office:change-info>
                <dc:creator>Ray Lischner</dc:creator>
                <dc:date>2013-11-09T00: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3693888"/><text:change-start text:change-id="ct133617424"/><text:span text:style-name="MT4">E X P L O R A T I O N</text:span><text:change-end text:change-id="ct133617424"/><text:s/>5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2:00</meta:creation-date>
    <dc:creator>Ray Lischner</dc:creator>
    <dc:date>2013-11-09T00:07:18</dc:date>
    <meta:print-date>2009-03-19T10:05:00</meta:print-date>
    <meta:editing-cycles>9</meta:editing-cycles>
    <meta:editing-duration>PT11M41S</meta:editing-duration>
    <meta:generator>LibreOffice/4.0-5$Linux_X86_64 LibreOffice_project/400m0$Build-305</meta:generator>
    <meta:document-statistic meta:table-count="3" meta:image-count="0" meta:object-count="0" meta:page-count="12" meta:paragraph-count="372" meta:word-count="4002" meta:character-count="26341" meta:non-whitespace-character-count="22325"/>
    <meta:user-defined meta:name="Chapter Number">5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